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ROP TABLE IF EXISTS order_options;</text:span></text:p>
      <text:p text:style-name="P1"><text:span text:style-name="T1">DROP TABLE IF EXISTS orders;</text:span></text:p>
      <text:p text:style-name="P1"><text:span text:style-name="T1">DROP TABLE IF EXISTS options;</text:span></text:p>
      <text:p text:style-name="P1"><text:span text:style-name="T1">DROP TABLE IF EXISTS tires;</text:span></text:p>
      <text:p text:style-name="P1"><text:span text:style-name="T1">DROP TABLE IF EXISTS engines;</text:span></text:p>
      <text:p text:style-name="P1"><text:span text:style-name="T1">DROP TABLE IF EXISTS colors;</text:span></text:p>
      <text:p text:style-name="P1"><text:span text:style-name="T1">DROP TABLE IF EXISTS images;</text:span></text:p>
      <text:p text:style-name="P1"><text:span text:style-name="T1">DROP TABLE IF EXISTS models;</text:span></text:p>
      <text:p text:style-name="P1"><text:span text:style-name="T1">DROP TABLE IF EXISTS customers;</text:span></text:p>
      <text:p text:style-name="P1"><text:span text:style-name="T1"/></text:p>
      <text:p text:style-name="P1"><text:span text:style-name="T1">CREATE TABLE customers (</text:span></text:p>
      <text:p text:style-name="P1"><text:span text:style-name="T1"><text:s text:c="2"/>customer_pk int unsigned NOT NULL AUTO_INCREMENT,</text:span></text:p>
      <text:p text:style-name="P1"><text:span text:style-name="T1"><text:s text:c="2"/>customer_id varchar(40) NOT NULL,</text:span></text:p>
      <text:p text:style-name="P1"><text:span text:style-name="T1"><text:s text:c="2"/>first_name varchar(45) NOT NULL, </text:span></text:p>
      <text:p text:style-name="P1"><text:span text:style-name="T1"><text:s text:c="2"/>last_name varchar(45) NOT NULL,</text:span></text:p>
      <text:p text:style-name="P1"><text:span text:style-name="T1"><text:s text:c="2"/>phone varchar(20),</text:span></text:p>
      <text:p text:style-name="P1"><text:span text:style-name="T1"><text:s text:c="2"/>PRIMARY KEY (customer_pk)</text:span></text:p>
      <text:p text:style-name="P1"><text:span text:style-name="T1">);</text:span></text:p>
      <text:p text:style-name="P1"><text:span text:style-name="T1"/></text:p>
      <text:p text:style-name="P1"><text:span text:style-name="T1">CREATE TABLE models (</text:span></text:p>
      <text:p text:style-name="P1"><text:span text:style-name="T1"><text:s text:c="2"/>model_pk int unsigned NOT NULL AUTO_INCREMENT,</text:span></text:p>
      <text:p text:style-name="P1"><text:span text:style-name="T1"><text:s text:c="2"/>model_id enum('GRAND_CHEROKEE', 'CHEROKEE', 'COMPASS', 'RENEGADE', 'WRANGLER', 'GLADIATOR', 'WRANGLER_4XE') NOT NULL,</text:span></text:p>
      <text:p text:style-name="P1"><text:span text:style-name="T1"><text:s text:c="2"/>trim_level varchar(40) NOT NULL,</text:span></text:p>
      <text:p text:style-name="P1"><text:span text:style-name="T1"><text:s text:c="2"/>num_doors int NOT NULL,</text:span></text:p>
      <text:p text:style-name="P1"><text:span text:style-name="T1"><text:s text:c="2"/>wheel_size int NOT NULL,</text:span></text:p>
      <text:p text:style-name="P1"><text:span text:style-name="T1"><text:s text:c="2"/>base_price decimal(9, 2) NOT NULL,</text:span></text:p>
      <text:p text:style-name="P1"><text:span text:style-name="T1"><text:s text:c="2"/>PRIMARY KEY (model_pk),</text:span></text:p>
      <text:p text:style-name="P1"><text:span text:style-name="T1"><text:s text:c="2"/>UNIQUE KEY (model_id, trim_level, num_doors)</text:span></text:p>
      <text:p text:style-name="P1"><text:span text:style-name="T1">);</text:span></text:p>
      <text:p text:style-name="P1"><text:span text:style-name="T1"/></text:p>
      <text:p text:style-name="P1"><text:span text:style-name="T1">CREATE TABLE images (</text:span></text:p>
      <text:p text:style-name="P1"><text:span text:style-name="T1"><text:s text:c="2"/>image_pk int unsigned NOT NULL AUTO_INCREMENT,</text:span></text:p>
      <text:p text:style-name="P1"><text:span text:style-name="T1"><text:s text:c="2"/>model_fk int unsigned NOT NULL,</text:span></text:p>
      <text:p text:style-name="P1"><text:span text:style-name="T1"><text:s text:c="2"/>image_id varchar(40) NOT NULL,</text:span></text:p>
      <text:p text:style-name="P1"><text:span text:style-name="T1"><text:s text:c="2"/>width int NOT NULL,</text:span></text:p>
      <text:p text:style-name="P1"><text:span text:style-name="T1"><text:s text:c="2"/>height int NOT NULL,</text:span></text:p>
      <text:p text:style-name="P1"><text:span text:style-name="T1"><text:s text:c="2"/>mime_type enum('image/jpeg', 'image/png'),</text:span></text:p>
      <text:p text:style-name="P1"><text:span text:style-name="T1"><text:s text:c="2"/>name varchar(256),</text:span></text:p>
      <text:p text:style-name="P1"><text:span text:style-name="T1"><text:s text:c="2"/>data mediumblob NOT NULL,</text:span></text:p>
      <text:p text:style-name="P1"><text:span text:style-name="T1"><text:s text:c="2"/>PRIMARY KEY (image_pk),</text:span></text:p>
      <text:p text:style-name="P1"><text:span text:style-name="T1"><text:s text:c="2"/>FOREIGN KEY (model_fk) REFERENCES models (model_pk)</text:span></text:p>
      <text:p text:style-name="P1"><text:span text:style-name="T1">);</text:span></text:p>
      <text:p text:style-name="P1"><text:span text:style-name="T1"/></text:p>
      <text:p text:style-name="P1"><text:span text:style-name="T1">CREATE TABLE colors (</text:span></text:p>
      <text:p text:style-name="P1"><text:span text:style-name="T1"><text:s text:c="2"/>color_pk int unsigned NOT NULL AUTO_INCREMENT,</text:span></text:p>
      <text:p text:style-name="P1"><text:span text:style-name="T1"><text:s text:c="2"/>color_id varchar(30) NOT NULL,</text:span></text:p>
      <text:p text:style-name="P1"><text:span text:style-name="T1"><text:s text:c="2"/>color varchar(60) NOT NULL,</text:span></text:p>
      <text:p text:style-name="P1"><text:span text:style-name="T1"><text:s text:c="2"/>price decimal(9, 2) NOT NULL,</text:span></text:p>
      <text:p text:style-name="P1"><text:span text:style-name="T1"><text:s text:c="2"/>is_exterior boolean NOT NULL,</text:span></text:p>
      <text:p text:style-name="P1"><text:span text:style-name="T1"><text:s text:c="2"/>PRIMARY KEY (color_pk),</text:span></text:p>
      <text:p text:style-name="P1"><text:span text:style-name="T1"><text:s text:c="2"/>UNIQUE KEY (color_id)</text:span></text:p>
      <text:p text:style-name="P1"><text:span text:style-name="T1">);</text:span></text:p>
      <text:p text:style-name="P1"><text:span text:style-name="T1"/></text:p>
      <text:p text:style-name="P1"><text:span text:style-name="T1">CREATE TABLE engines (</text:span></text:p>
      <text:p text:style-name="P1"><text:span text:style-name="T1"><text:s text:c="2"/>engine_pk int unsigned NOT NULL AUTO_INCREMENT,</text:span></text:p>
      <text:p text:style-name="P1"><text:span text:style-name="T1"><text:s text:c="2"/>engine_id varchar(30) NOT NULL,</text:span></text:p>
      <text:p text:style-name="P1"><text:span text:style-name="T1"><text:s text:c="2"/>size_in_liters decimal(5, 2) NOT NULL,</text:span></text:p>
      <text:p text:style-name="P1"><text:span text:style-name="T1"><text:s text:c="2"/>name varchar(60) NOT NULL,</text:span></text:p>
      <text:p text:style-name="P1"><text:span text:style-name="T1"><text:s text:c="2"/>fuel_type enum('GASOLINE', 'DIESEL', 'HYBRID') NOT NULL,</text:span></text:p>
      <text:p text:style-name="P1"><text:span text:style-name="T1"><text:s text:c="2"/>mpg_city decimal(7, 2) NOT NULL,</text:span></text:p>
      <text:p text:style-name="P1"><text:span text:style-name="T1"><text:s text:c="2"/>mpg_hwy decimal(7, 2) NOT NULL,</text:span></text:p>
      <text:p text:style-name="P1"><text:span text:style-name="T1"><text:s text:c="2"/>has_start_stop boolean NOT NULL,</text:span></text:p>
      <text:p text:style-name="P1"><text:span text:style-name="T1"><text:s text:c="2"/>description varchar(500) NOT NULL,</text:span></text:p>
      <text:p text:style-name="P1"><text:span text:style-name="T1"><text:s text:c="2"/>price decimal(9, 2),</text:span></text:p>
      <text:p text:style-name="P1"><text:span text:style-name="T1"><text:s text:c="2"/>PRIMARY KEY (engine_pk),</text:span></text:p>
      <text:p text:style-name="P1"><text:span text:style-name="T1"><text:s text:c="2"/>UNIQUE KEY (engine_id)</text:span></text:p>
      <text:p text:style-name="P1"><text:span text:style-name="T1">);</text:span></text:p>
      <text:p text:style-name="P1"><text:span text:style-name="T1"/></text:p>
      <text:p text:style-name="P1"><text:span text:style-name="T1">CREATE TABLE tires (</text:span></text:p>
      <text:p text:style-name="P1"><text:span text:style-name="T1"><text:s text:c="2"/>tire_pk int unsigned NOT NULL AUTO_INCREMENT,</text:span></text:p>
      <text:p text:style-name="P1"><text:span text:style-name="T1"><text:s text:c="2"/>tire_id varchar(30) NOT NULL, </text:span></text:p>
      <text:p text:style-name="P1"><text:span text:style-name="T1"><text:s text:c="2"/>tire_size varchar(128) NOT NULL,</text:span></text:p>
      <text:p text:style-name="P1"><text:span text:style-name="T1"><text:s text:c="2"/>manufacturer varchar(70) NOT NULL,</text:span></text:p>
      <text:p text:style-name="P1"><text:span text:style-name="T1"><text:s text:c="2"/>price decimal(7, 2) NOT NULL,</text:span></text:p>
      <text:p text:style-name="P1"><text:span text:style-name="T1"><text:s text:c="2"/>warranty_miles int NOT NULL,</text:span></text:p>
      <text:p text:style-name="P1"><text:span text:style-name="T1"><text:s text:c="2"/>PRIMARY KEY (tire_pk),</text:span></text:p>
      <text:p text:style-name="P1"><text:span text:style-name="T1"><text:s text:c="2"/>UNIQUE KEY (tire_id)</text:span></text:p>
      <text:p text:style-name="P1"><text:span text:style-name="T1">);</text:span></text:p>
      <text:p text:style-name="P1"><text:span text:style-name="T1"/></text:p>
      <text:p text:style-name="P1"><text:span text:style-name="T1">CREATE TABLE options (</text:span></text:p>
      <text:p text:style-name="P1"><text:span text:style-name="T1"><text:s text:c="2"/>option_pk int unsigned NOT NULL AUTO_INCREMENT,</text:span></text:p>
      <text:p text:style-name="P1"><text:span text:style-name="T1"><text:s text:c="2"/>option_id varchar(30) NOT NULL,</text:span></text:p>
      <text:p text:style-name="P1"><text:span text:style-name="T1"><text:s text:c="2"/>category enum('DOOR', 'EXTERIOR', 'INTERIOR', 'STORAGE', 'TOP', 'WHEEL') NOT NULL,</text:span></text:p>
      <text:p text:style-name="P1"><text:span text:style-name="T1"><text:s text:c="2"/>manufacturer varchar(60) NOT NULL,</text:span></text:p>
      <text:p text:style-name="P1"><text:span text:style-name="T1"><text:s text:c="2"/>name varchar(60) NOT NULL,</text:span></text:p>
      <text:p text:style-name="P1"><text:span text:style-name="T1"><text:s text:c="2"/>price decimal(9, 2) NOT NULL,</text:span></text:p>
      <text:p text:style-name="P1"><text:span text:style-name="T1"><text:s text:c="2"/>PRIMARY KEY (option_pk),</text:span></text:p>
      <text:p text:style-name="P1"><text:span text:style-name="T1"><text:s text:c="2"/>UNIQUE KEY (option_id)</text:span></text:p>
      <text:p text:style-name="P1"><text:span text:style-name="T1">);</text:span></text:p>
      <text:p text:style-name="P1"><text:span text:style-name="T1"/></text:p>
      <text:p text:style-name="P1"><text:span text:style-name="T1">CREATE TABLE orders (</text:span></text:p>
      <text:p text:style-name="P1"><text:span text:style-name="T1"><text:s text:c="2"/>order_pk int unsigned NOT NULL AUTO_INCREMENT,</text:span></text:p>
      <text:p text:style-name="P1"><text:span text:style-name="T1"><text:s text:c="2"/>customer_fk int unsigned NOT NULL,</text:span></text:p>
      <text:p text:style-name="P1"><text:span text:style-name="T1"><text:s text:c="2"/>color_fk int unsigned NOT NULL,</text:span></text:p>
      <text:p text:style-name="P1"><text:span text:style-name="T1"><text:s text:c="2"/>engine_fk int unsigned NOT NULL,</text:span></text:p>
      <text:p text:style-name="P1"><text:span text:style-name="T1"><text:s text:c="2"/>tire_fk int unsigned NOT NULL,</text:span></text:p>
      <text:p text:style-name="P1"><text:span text:style-name="T1"><text:s text:c="2"/>model_fk int unsigned NOT NULL,</text:span></text:p>
      <text:p text:style-name="P1"><text:span text:style-name="T1"><text:s text:c="2"/>price decimal(9, 2) NOT NULL,</text:span></text:p>
      <text:p text:style-name="P1"><text:span text:style-name="T1"><text:s text:c="2"/>PRIMARY KEY (order_pk),</text:span></text:p>
      <text:p text:style-name="P1"><text:span text:style-name="T1"><text:s text:c="2"/>FOREIGN KEY (customer_fk) REFERENCES customers (customer_pk) ON DELETE CASCADE,</text:span></text:p>
      <text:p text:style-name="P1"><text:span text:style-name="T1"><text:s text:c="2"/>FOREIGN KEY (color_fk) REFERENCES colors (color_pk) ON DELETE CASCADE,</text:span></text:p>
      <text:p text:style-name="P1"><text:span text:style-name="T1"><text:s text:c="2"/>FOREIGN KEY (engine_fk) REFERENCES engines (engine_pk) ON DELETE CASCADE,</text:span></text:p>
      <text:p text:style-name="P1"><text:span text:style-name="T1"><text:s text:c="2"/>FOREIGN KEY (tire_fk) REFERENCES tires (tire_pk) ON DELETE CASCADE,</text:span></text:p>
      <text:p text:style-name="P1"><text:span text:style-name="T1"><text:s text:c="2"/>FOREIGN KEY (model_fk) REFERENCES models (model_pk) ON DELETE CASCADE</text:span></text:p>
      <text:p text:style-name="P1"><text:span text:style-name="T1">);</text:span></text:p>
      <text:p text:style-name="P1"><text:span text:style-name="T1"/></text:p>
      <text:p text:style-name="P1"><text:span text:style-name="T1">CREATE TABLE order_options (</text:span></text:p>
      <text:p text:style-name="P1"><text:span text:style-name="T1"><text:s text:c="2"/>option_fk int unsigned NOT NULL,</text:span></text:p>
      <text:p text:style-name="P1"><text:span text:style-name="T1"><text:s text:c="2"/>order_fk int unsigned NOT NULL,</text:span></text:p>
      <text:p text:style-name="P1"><text:span text:style-name="T1"><text:s text:c="2"/>FOREIGN KEY (option_fk) REFERENCES options (option_pk) ON DELETE CASCADE,</text:span></text:p>
      <text:p text:style-name="P1"><text:span text:style-name="T1"><text:s text:c="2"/>FOREIGN KEY (order_fk) REFERENCES orders (order_pk) ON DELETE CASCADE</text:span></text:p>
      <text:p text:style-name="P1"><text:span text:style-name="T1">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